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75cm" fo:min-width="7.5cm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xml:id="id1" draw:id="id1" draw:layer="layout" svg:width="8cm" svg:height="5cm" svg:x="9.5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to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1" smil:type="blindsWipe" smil:subtype="horizontal" smil:mode="out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heckerboard" presentation:preset-sub-type="across">
                  <anim:transitionFilter smil:dur="0.5s" smil:targetElement="id1" smil:type="checkerBoardWipe" smil:subtype="across" smil:mode="out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ircle" presentation:preset-sub-type="in">
                  <anim:transitionFilter smil:dur="2s" smil:targetElement="id1" smil:type="ellipseWipe" smil:subtype="horizontal" smil:mode="out" smil:direction="reverse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ircle" presentation:preset-sub-type="in">
                  <anim:transitionFilter smil:dur="2s" smil:targetElement="id1" smil:type="ellipseWipe" smil:subtype="horizontal" smil:mode="out" smil:direction="reverse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" smil:attributeName="visibility" smil:to="visible"/>
                  <anim:animate smil:dur="5s" smil:fill="hold" smil:targetElement="id1" smil:attributeName="x" smil:values="x;x" smil:keyTimes="0;1"/>
                  <anim:animate smil:dur="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rawl-out" presentation:preset-sub-type="to-bottom">
                  <anim:animate smil:dur="5s" smil:targetElement="id1" smil:attributeName="x" smil:values="x;x" smil:keyTimes="0;1"/>
                  <anim:animate smil:dur="5s" smil:targetElement="id1" smil:attributeName="y" smil:values="y;1+height/2" smil:keyTimes="0;1"/>
                  <anim:set smil:begin="4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4s" smil:fill="hold" smil:targetElement="id1" smil:attributeName="visibility" smil:to="visible"/>
                  <anim:transitionFilter smil:dur="0.8s" smil:targetElement="id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diamond" presentation:preset-sub-type="in">
                  <anim:transitionFilter smil:dur="2s" smil:targetElement="id1" smil:type="irisWipe" smil:subtype="diamond" smil:mode="out" smil:direction="reverse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1" smil:attributeName="visibility" smil:to="visible"/>
                  <anim:transitionFilter smil:dur="0.12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" smil:type="dissolve" smil:mode="out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ash-once">
                  <anim:animate smil:dur="1s" smil:targetElement="id1" smil:attributeName="visibility" smil:values="hidden;visible" smil:keyTimes="0;0.5" smil:calcMode="discrete"/>
                  <anim:set smil:begin="0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1" smil:attributeName="visibility" smil:to="visible"/>
                  <anim:transitionFilter smil:dur="0.25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eek-out" presentation:preset-sub-type="from-bottom">
                  <anim:transitionFilter smil:dur="0.5s" smil:targetElement="id1" smil:type="slideWipe" smil:subtype="fromBottom" smil:mode="out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plus" presentation:preset-sub-type="in">
                  <anim:transitionFilter smil:dur="2s" smil:targetElement="id1" smil:type="fourBoxWipe" smil:subtype="cornersIn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025s" smil:fill="hold" smil:targetElement="id1" smil:attributeName="visibility" smil:to="visible"/>
                  <anim:transitionFilter smil:dur="0.12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random-bars" presentation:preset-sub-type="vertical">
                  <anim:transitionFilter smil:dur="0.125s" smil:targetElement="id1" smil:type="randomBarWipe" smil:subtype="horizontal" smil:mode="out"/>
                  <anim:set smil:begin="0.12475s" smil:dur="0.00025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split" presentation:preset-sub-type="horizontal-in">
                  <anim:transitionFilter smil:dur="0.5s" smil:targetElement="id1" smil:type="barnDoorWipe" smil:subtype="horizontal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diagonal-squares" presentation:preset-sub-type="left-to-bottom">
                  <anim:transitionFilter smil:dur="0.5s" smil:targetElement="id1" smil:type="waterfallWipe" smil:subtype="horizontalLeft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2s" smil:targetElement="id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1" smil:type="fanWipe" smil:subtype="centerTop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" smil:attributeName="visibility" smil:to="visible"/>
                  <anim:transitionFilter smil:dur="2s" smil:targetElement="id1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xit" presentation:preset-id="ooo-exit-wheel" presentation:preset-sub-type="1">
                  <anim:transitionFilter smil:dur="2s" smil:targetElement="id1" smil:type="pinWheelWipe" smil:subtype="oneBl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1" smil:attributeName="visibility" smil:to="visible"/>
                  <anim:transitionFilter smil:dur="0.12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1" smil:type="barWipe" smil:subtype="topToBottom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" smil:attributeName="visibility" smil:to="visible"/>
                  <anim:animate smil:dur="0.125s" smil:fill="hold" smil:targetElement="id1" smil:attributeName="width" smil:values="0;width" smil:keyTimes="0;1"/>
                  <anim:animate smil:dur="0.125s" smil:fill="hold" smil:targetElement="id1" smil:attributeName="height" smil:values="0;height" smil:keyTimes="0;1"/>
                  <anim:transitionFilter smil:dur="0.12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1" smil:attributeName="width" smil:values="width;0" smil:keyTimes="0;1"/>
                  <anim:animate smil:dur="0.5s" smil:targetElement="id1" smil:attributeName="height" smil:values="height;0" smil:keyTimes="0;1"/>
                  <anim:transitionFilter smil:dur="0.5s" smil:targetElement="id1" smil:type="fade" smil:subtype="crossfade" smil:mode="out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width*0.70;width" smil:keyTimes="0;1"/>
                  <anim:animate smil:dur="1s" smil:fill="hold" smil:targetElement="id1" smil:attributeName="height" smil:values="height;height" smil:keyTimes="0;1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1" smil:attributeName="width" smil:values="width;width*0.70" smil:keyTimes="0;1"/>
                  <anim:animate smil:dur="1s" smil:targetElement="id1" smil:attributeName="height" smil:values="height;height" smil:keyTimes="0;1"/>
                  <anim:transitionFilter smil:dur="1s" smil:targetElement="id1" smil:type="fade" smil:subtype="crossfade" smil:mode="out"/>
                  <anim:set smil:begin="0.999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08T22:45:01.285000000</dc:date>
    <meta:editing-duration>PT10M7S</meta:editing-duration>
    <meta:editing-cycles>2</meta:editing-cycles>
    <meta:generator>LibreOffice/7.4.7.2$Windows_X86_64 LibreOffice_project/723314e595e8007d3cf785c16538505a1c878ca5</meta:generator>
    <meta:document-statistic meta:object-count="24"/>
  </office:meta>
</office:document-meta>
</file>